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039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In metamod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VCRef + details</text:p>
          </table:table-cell>
          <table:table-cell office:value-type="string" calcext:value-type="string">
            <text:p>Not ye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59" calcext:value-type="float">
            <text:p>4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Ã©s de mesur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(Multiple)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 (multiple)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(partial(user type 0, X), partial(user type 1, Y)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extension,yes)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ential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+ Version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partial(user type1, X), partial(user type 2,Y)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nsion(Multiple)(Unknown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(major number,minor,pretty name)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(Version,Date)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(Multiple)(Unknown)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tasking VxWo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&gt;286 ,ye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/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nsion(Unknow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(Potential?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(Version,Version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(Multiple)Unknow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al(and(II,IIe),ye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Applied (N/A)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public partition,ye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and(II,IIc,IIe),ye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windows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nsion(Multiple)St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(partial(first 30 free days,yes), partial(paid, yes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ential(Negativ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(if wrapper provided,any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24/7 email", "phone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TRS-80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800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III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24/7 support through phone", "email", "chat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javascript,python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ConceptRef with detail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("24/7 support", "e-mail", "phone", "Skype", "live chat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IIe, 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24/7 email", "telephone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le(Version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(Multiple)(Dat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 and dat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(partial(free,100 MB),partial(pro, 1 GB), partial(enterprise, 4 GB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ye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ion(Stri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(partial(and(java,c++), libxtreemfs),fuse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paying user, n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and(II,IIe,III)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through locally installed ftp server, 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pro user, 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(month,year,day?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(partial(free,5gb),partial(paid, unlimited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librados,s3,switft, fuse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dedicated manager", "24/7/365 support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heses are not OR, but additional informations (could be detected with the starting e.g./i.e. ?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al(number of sections &lt; 256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6])" office:value-type="float" office:value="1286" calcext:value-type="float">
            <text:p>1286</text:p>
          </table:table-cell>
          <table:table-cell/>
          <table:table-cell table:formula="of:=SUMIF([.D2:.D66];&quot;=1&quot;;[.$B$2:.$B$66])" office:value-type="float" office:value="122" calcext:value-type="float">
            <text:p>122</text:p>
          </table:table-cell>
          <table:table-cell table:formula="of:=SUMIF([.E2:.E66];&quot;=1&quot;;[.$B$2:.$B$66])" office:value-type="float" office:value="267" calcext:value-type="float">
            <text:p>267</text:p>
          </table:table-cell>
          <table:table-cell table:formula="of:=SUMIF([.F2:.F66];&quot;=1&quot;;[.$B$2:.$B$66])" office:value-type="float" office:value="307" calcext:value-type="float">
            <text:p>307</text:p>
          </table:table-cell>
          <table:table-cell table:formula="of:=SUMIF([.G2:.G66];&quot;=1&quot;;[.$B$2:.$B$66])" office:value-type="float" office:value="607" calcext:value-type="float">
            <text:p>607</text:p>
          </table:table-cell>
          <table:table-cell table:formula="of:=SUMIF([.H2:.H66];&quot;=1&quot;;[.$B$2:.$B$66])" office:value-type="float" office:value="2" calcext:value-type="float">
            <text:p>2</text:p>
          </table:table-cell>
          <table:table-cell table:formula="of:=SUMIF([.I2:.I66];&quot;=1&quot;;[.$B$2:.$B$66])" office:value-type="float" office:value="22" calcext:value-type="float">
            <text:p>22</text:p>
          </table:table-cell>
          <table:table-cell table:formula="of:=SUMIF([.J2:.J66];&quot;=1&quot;;[.$B$2:.$B$66])" office:value-type="float" office:value="2" calcext:value-type="float">
            <text:p>2</text:p>
          </table:table-cell>
          <table:table-cell table:formula="of:=SUMIF([.K2:.K66];&quot;=1&quot;;[.$B$2:.$B$66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D69:.K69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B6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6T02:08:49.241904277</dc:date>
    <dc:creator>guillaume becan</dc:creator>
    <meta:generator>LibreOffice/4.1.5.3$Linux_X86_64 LibreOffice_project/205099f953b4b61c41106e07b17e9e5acc65037</meta:generator>
    <meta:editing-duration>PT2H48M13S</meta:editing-duration>
    <meta:editing-cycles>4</meta:editing-cycles>
    <meta:document-statistic meta:table-count="1" meta:cell-count="220" meta:object-count="0"/>
  </office:meta>
</office:document-meta>
</file>